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22E550A222110762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3.21cm" fo:min-width="0.64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509cm" svg:height="17.466cm" svg:x="0cm" svg:y="0.119cm">
          <draw:image xlink:href="Pictures/10000000000003E800000422E550A222110762F8.jpg" xlink:type="simple" xlink:show="embed" xlink:actuate="onLoad" loext:mime-type="image/jpeg">
            <text:p/>
          </draw:image>
        </draw:frame>
        <draw:custom-shape draw:style-name="gr2" draw:text-style-name="P2" draw:layer="layout" svg:width="2.286cm" svg:height="4.318cm" svg:x="0.505cm" svg:y="7.36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0T16:33:22.831387947</dc:date>
    <meta:editing-duration>PT21M23S</meta:editing-duration>
    <meta:editing-cycles>7</meta:editing-cycles>
    <meta:generator>LibreOffice/6.4.5.2$Linux_X86_64 LibreOffice_project/40$Build-2</meta:generator>
    <meta:document-statistic meta:object-count="2"/>
  </office:meta>
</office:document-meta>
</file>